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22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2cm" svg:y="3.402cm">
          <text:p text:style-name="P1"><text:span text:style-name="T1">Change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2cm" svg:y1="2.002cm" svg:x2="4.602cm" svg:y2="3.402cm">
          <text:p/>
        </draw:line>
        <draw:frame draw:style-name="gr3" draw:text-style-name="P3" draw:layer="layout" svg:width="2.957cm" svg:height="0.729cm" svg:x="3.282cm" svg:y="1.202cm">
          <draw:text-box>
            <text:p><text:span text:style-name="T1">See Page 37</text:span></text:p>
          </draw:text-box>
        </draw:frame>
        <draw:line draw:style-name="gr2" draw:text-style-name="P1" draw:layer="layout" svg:x1="4.301cm" svg:y1="10.701cm" svg:x2="4.301cm" svg:y2="12.001cm">
          <text:p/>
        </draw:line>
        <draw:custom-shape draw:style-name="gr4" draw:text-style-name="P2" draw:layer="layout" svg:width="3.6cm" svg:height="1.7cm" svg:x="2.099cm" svg:y="17.999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.899cm" svg:y1="13.799cm" svg:x2="3.899cm" svg:y2="14.499cm">
          <text:p/>
        </draw:line>
        <draw:line draw:style-name="gr2" draw:text-style-name="P1" draw:layer="layout" svg:x1="3.899cm" svg:y1="16.699cm" svg:x2="3.899cm" svg:y2="17.999cm">
          <text:p/>
        </draw:line>
        <draw:custom-shape draw:style-name="gr5" draw:text-style-name="P2" draw:layer="layout" svg:width="2.9cm" svg:height="1.4cm" svg:x="8cm" svg:y="18.3cm">
          <text:p text:style-name="P1"><text:span text:style-name="T1">Save changes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cm" svg:y1="5.4cm" svg:x2="4.3cm" svg:y2="6.3cm">
          <text:p/>
        </draw:line>
        <draw:line draw:style-name="gr2" draw:text-style-name="P1" draw:layer="layout" svg:x1="4.3cm" svg:y1="8.3cm" svg:x2="4.3cm" svg:y2="9.2cm">
          <text:p/>
        </draw:line>
        <draw:custom-shape draw:style-name="gr1" draw:text-style-name="P2" draw:layer="layout" svg:width="3.3cm" svg:height="2cm" svg:x="2.599cm" svg:y="9.199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299cm" svg:y="11.899cm">
          <text:p text:style-name="P1"><text:span text:style-name="T1">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099cm" svg:y="14.599cm">
          <text:p text:style-name="P1"><text:span text:style-name="T1">Re-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6cm" svg:y="9.2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499cm" svg:y="6.4cm">
          <text:p text:style-name="P1"><text:span text:style-name="T1">Enter</text:span></text:p>
          <text:p text:style-name="P1"><text:span text:style-name="T1">Email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7cm" svg:y1="18.9cm" svg:x2="7.8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00:31:33.779000000</meta:creation-date>
    <dc:date>2014-11-29T00:51:30.819000000</dc:date>
    <meta:editing-duration>PT7M58S</meta:editing-duration>
    <meta:editing-cycles>2</meta:editing-cycles>
    <meta:generator>LibreOffice/4.3.2.2$Windows_x86 LibreOffice_project/edfb5295ba211bd31ad47d0bad0118690f76407d</meta:generator>
    <meta:document-statistic meta:object-count="16"/>
  </office:meta>
</office:document-meta>
</file>